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officeooo:rsid="000a3748" officeooo:paragraph-rsid="000a3748"/>
    </style:style>
    <style:style style:name="P2" style:family="paragraph" style:parent-style-name="Standard">
      <style:text-properties style:font-name="Arial1" fo:font-weight="bold" officeooo:rsid="000a3748" officeooo:paragraph-rsid="000a3748" style:font-weight-asian="bold" style:font-weight-complex="bold"/>
    </style:style>
    <style:style style:name="P3" style:family="paragraph" style:parent-style-name="Standard">
      <style:text-properties style:font-name="Arial1" fo:font-weight="normal" officeooo:rsid="000a3748" officeooo:paragraph-rsid="000a3748" style:font-weight-asian="normal" style:font-weight-complex="normal"/>
    </style:style>
    <style:style style:name="P4" style:family="paragraph" style:parent-style-name="Standard">
      <style:text-properties style:font-name="Arial1" fo:font-weight="bold" officeooo:rsid="000c0075" officeooo:paragraph-rsid="000c0075" style:font-weight-asian="bold" style:font-weight-complex="bold"/>
    </style:style>
    <style:style style:name="P5" style:family="paragraph" style:parent-style-name="Standard">
      <style:text-properties style:font-name="Arial1" fo:font-weight="normal" officeooo:rsid="000c0075" officeooo:paragraph-rsid="000c007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007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3ac1"/>
    </style:style>
    <style:style style:name="T5" style:family="text">
      <style:text-properties officeooo:rsid="000ca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helorarbeit Struktur und Zeitplanung<text:line-break/><text:line-break/><text:span text:style-name="T1">Struktur einer typischen Bachelorarbeit</text:span></text:p>
      <text:p text:style-name="P1"/>
      <text:p text:style-name="P2">Einleitung <text:span text:style-name="T2">(3-4 Seiten?)</text:span>:</text:p>
      <text:p text:style-name="P3">Reproducibility vs. Replicability, Bedeutung, Ziel, Forschungsfragen</text:p>
      <text:p text:style-name="P1">Aufbau der Arbeit</text:p>
      <text:p text:style-name="P1"/>
      <text:p text:style-name="P2">Theoretischer Hintergrund <text:span text:style-name="T2">(10-12 Seiten?)</text:span>:</text:p>
      <text:p text:style-name="P3">Reproducibility in Forschung, Definition, Merkmale, usw.</text:p>
      <text:p text:style-name="P3">Wie kann man Reproducibility bewerten und verbessern.</text:p>
      <text:p text:style-name="P3">-&gt;Herausforderungen dabei</text:p>
      <text:p text:style-name="P1"><text:span text:style-name="T3"/></text:p>
      <text:p text:style-name="P1">Auf LAK’25 beziehen, Was ist das? Warum Reproducibility da wichtig? </text:p>
      <text:p text:style-name="P1">→ Was erhofft man sich durch die Analyse?</text:p>
      <text:p text:style-name="P1">(Gibt es schon ähnliche Analysen von Reproduciblity in diesem Bereich? Was kam dabei raus?)</text:p>
      <text:p text:style-name="P1"/>
      <text:p text:style-name="P2">Methodik <text:span text:style-name="T2">(4-6 Seiten?)</text:span>:</text:p>
      <text:p text:style-name="P3">Auf Grund der Merkmale aus theoretischen Teil, Prototypen erstellen, der Reproduciblity bewertet. </text:p>
      <text:p text:style-name="P3">→ Mit Hilfe von NLP Methoden. Wahrscheinlich Python wegen ML Bibliotheken</text:p>
      <text:p text:style-name="P3">→ Was ist NLP? Warum dafür geeignet?</text:p>
      <text:p text:style-name="P1"/>
      <text:p text:style-name="P1">Beschreibung des Vorgehens</text:p>
      <text:p text:style-name="P1"/>
      <text:p text:style-name="P2">Empirischer Teil (<text:span text:style-name="T2">5-7 Seiten?)</text:span>:</text:p>
      <text:p text:style-name="P1">Datenerhebung und -auswertung</text:p>
      <text:p text:style-name="P1">Darstellung der Ergebnisse <text:span text:style-name="T2">(Tabellen, Visualisierungen)</text:span></text:p>
      <text:p text:style-name="P1"/>
      <text:p text:style-name="P2">Diskussion <text:span text:style-name="T2">(4-6 </text:span><text:span text:style-name="T4">Seiten?</text:span><text:span text:style-name="T2">) </text:span>:</text:p>
      <text:p text:style-name="P1">Einordnung der Ergebnisse → Ist Reproducibility-Stand ausbaufähig? </text:p>
      <text:p text:style-name="P1">Beantwortung der Forschungsfrage</text:p>
      <text:p text:style-name="P1">Kritische Reflexion → Wie gut ist der Prototyp zur Bewertung? (Händisch vielleicht überprüfen?)</text:p>
      <text:p text:style-name="P1"/>
      <text:p text:style-name="P2">Fazit und Ausblick <text:span text:style-name="T2">(2-3 Seiten?):</text:span></text:p>
      <text:p text:style-name="P1"><text:span text:style-name="T2">Kernaussagen, </text:span>Arbeit reflektieren und zusammenfassen. Was sollte man in Zukunft beachten, was ist schon gut so.</text:p>
      <text:p text:style-name="P1"/>
      <text:p text:style-name="P1"/>
      <text:p text:style-name="P4">Zeitplanung (Insgesamt 16 Wochen bis Abgabe):</text:p>
      <text:p text:style-name="P5">1.-2. Woche: Vorbereitung (Literaturrecherche, Grober Leitfaden überarbeiten, Literatur lesen und verstehen)</text:p>
      <text:p text:style-name="P5">3.-5. Woche: <text:span text:style-name="T1">Theoretischer Hintergrund</text:span> schreiben</text:p>
      <text:p text:style-name="P5">6.-9. Woche: <text:span text:style-name="T1">Prototypen</text:span> erstellen und <text:span text:style-name="T1">Methodik</text:span> beschreiben</text:p>
      <text:p text:style-name="P5">10.-11. Woche: <text:span text:style-name="T1">Empirischer Teil </text:span>auswerten und schreiben</text:p>
      <text:p text:style-name="P5">12.-13. Woche: <text:span text:style-name="T1">Fazit, Ausblick und Einleitung</text:span> schreiben</text:p>
      <text:p text:style-name="P5">14.-16. Woche: <text:span text:style-name="T5">Formatierung, Korrekturlesen, Drucken, Abgab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7T14:13:15.085000000</meta:creation-date>
    <dc:date>2025-04-28T14:37:47.878000000</dc:date>
    <meta:editing-duration>PT3M25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32" meta:word-count="216" meta:character-count="1730" meta:non-whitespace-character-count="1542"/>
  </office:meta>
</office:document-meta>
</file>